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80000048829FB61DB2D1248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9.999cm" svg:width="6.001cm" svg:height="6.001cm" draw:z-index="0"><draw:image xlink:href="Pictures/10000000000004880000048829FB61DB2D1248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21:49:36.031000000</meta:creation-date>
    <dc:date>2022-09-07T21:50:18.181000000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7.2$Windows_X86_64 LibreOffice_project/c6a4e3954236145e2acb0b65f68614365aeee33f</meta:generator>
  </office:meta>
</office:document-meta>
</file>